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17.91pt" svg:y="19.73pt">
            <loext:p draw:notify-on-update-of-ranges="Sheet1.A1:Sheet1.A1 Sheet1.A2:Sheet1.A5 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e Daily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59856" calcext:value-type="float">
            <text:p>59856</text:p>
          </table:table-cell>
          <table:table-cell office:value-type="float" office:value="27" calcext:value-type="float">
            <text:p>2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60812" calcext:value-type="float">
            <text:p>60812</text:p>
          </table:table-cell>
          <table:table-cell office:value-type="float" office:value="33" calcext:value-type="float">
            <text:p>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62804" calcext:value-type="float">
            <text:p>62804</text:p>
          </table:table-cell>
          <table:table-cell office:value-type="float" office:value="47" calcext:value-type="float">
            <text:p>4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63952" calcext:value-type="float">
            <text:p>63952</text:p>
          </table:table-cell>
          <table:table-cell office:value-type="float" office:value="49" calcext:value-type="float">
            <text:p>49</text:p>
          </table:table-cell>
          <table:table-cell office:value-type="float" office:value="1464" calcext:value-type="float">
            <text:p>1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ause </meta:initial-creator>
    <meta:creation-date>2015-12-06T20:25:55.616204663</meta:creation-date>
    <dc:date>2015-12-07T10:21:02.857044239</dc:date>
    <dc:creator>decause </dc:creator>
    <meta:editing-duration>PT1H54M23S</meta:editing-duration>
    <meta:editing-cycles>2</meta:editing-cycles>
    <meta:generator>LibreOffice/5.0.3.2$Linux_X86_64 LibreOffice_project/0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5" chart:data-source-has-labels="both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25cm" svg:y="0.18cm" svg:width="13.793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Sheet1.B2:Sheet1.B5" chart:label-cell-address="Sheet1.B1:Sheet1.B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ust</text:p>
                <draw:g>
                  <svg:desc>Sheet1.A2:Sheet1.A5</svg:desc>
                </draw:g>
              </table:table-cell>
              <table:table-cell office:value-type="float" office:value="59856">
                <text:p>59856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60812">
                <text:p>60812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62804">
                <text:p>62804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63952">
                <text:p>63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